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 officeooo:paragraph-rsid="00066e3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sistema" style:list-style-name="Numerazione_20_UC">
      <style:text-properties officeooo:rsid="00037d2e" officeooo:paragraph-rsid="00066e38"/>
    </style:style>
    <style:style style:name="P7" style:family="paragraph" style:parent-style-name="Table_20_Contents">
      <style:text-properties officeooo:rsid="00066e38" officeooo:paragraph-rsid="00066e38"/>
    </style:style>
    <style:style style:name="P8" style:family="paragraph" style:parent-style-name="Table_20_Contents" style:list-style-name="Numerazione_20_UC">
      <style:text-properties officeooo:paragraph-rsid="00066e38"/>
    </style:style>
    <style:style style:name="P9" style:family="paragraph" style:parent-style-name="Table_20_Contents" style:list-style-name="Numerazione_20_UC">
      <style:text-properties officeooo:rsid="00037d2e" officeooo:paragraph-rsid="00066e38"/>
    </style:style>
    <style:style style:name="T1" style:family="text">
      <style:text-properties officeooo:rsid="00066e38"/>
    </style:style>
    <style:style style:name="T2" style:family="text">
      <style:text-properties officeooo:rsid="00037d2e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214c90"/>
    </style:style>
    <style:style style:name="T6" style:family="text">
      <style:text-properties officeooo:rsid="0006c95f"/>
    </style:style>
    <style:style style:name="T7" style:family="text">
      <style:text-properties officeooo:rsid="000814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6">Controllo lista dei tirocina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Iniziato da: Tirocinant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Il tirocinante</text:span><text:span text:style-name="T3"> </text:span>accede al sistema e viene <text:span text:style-name="T4">autenticato </text:span><text:span text:style-name="T3">come </text:span><text:span text:style-name="T1">tirocinante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492511213" text:style-name="Numerazione_20_UC">
              <text:list-item>
                <text:p text:style-name="P8"><text:span text:style-name="T1">Il tirocinant</text:span><text:span text:style-name="T2">e</text:span><text:span text:style-name="T5"> a</text:span>ccede alla sezione <text:span text:style-name="T2">relativa al personale.</text:span></text:p>
              </text:list-item>
              <text:list-item>
                <text:p text:style-name="P9"><text:span text:style-name="T1">Il tirocinant</text:span>e accede alla sottosezione relativa a<text:span text:style-name="T1">i tirocinanti</text:span>.</text:p>
              </text:list-item>
              <text:list-item>
                <text:p text:style-name="P9"><text:span text:style-name="T1">Il tirocinante</text:span> accede all'elenco d<text:span text:style-name="T1">ei tirocinanti</text:span>.</text:p>
                <text:p text:style-name="P6"><text:span text:style-name="T7">4. </text:span>Il <text:span text:style-name="T1">sistema</text:span> elabora e mostra l'elenco dei <text:span text:style-name="T1">tirocinanti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Se l'operazione è andata a buon fine il sistema mostra i dati richiesti.L'elenco deve essere elaborato in non più di 5 second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I. L'elenco non è disponibile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elenco deve essere elaborato in non più di 5 secondi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3:11:39</meta:creation-date>
    <meta:editing-duration>PT12S</meta:editing-duration>
    <meta:editing-cycles>4</meta:editing-cycles>
    <meta:generator>LibreOffice/3.6$MacOSX_x86 LibreOffice_project/da8c1e6-fd468f4-454e206-f42a4a9-143cfd</meta:generator>
    <dc:date>2012-10-18T23:20:53</dc:date>
    <meta:document-statistic meta:table-count="1" meta:image-count="0" meta:object-count="0" meta:page-count="1" meta:paragraph-count="19" meta:word-count="113" meta:character-count="749" meta:non-whitespace-character-count="658"/>
  </office:meta>
</office:document-meta>
</file>